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198in"/>
    </style:style>
    <style:style style:name="P3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c586c0"/>
    </style:style>
    <style:style style:name="T2" style:family="text">
      <style:text-properties fo:color="#dcdcaa"/>
    </style:style>
    <style:style style:name="T3" style:family="text">
      <style:text-properties fo:color="#9cdcfe"/>
    </style:style>
    <style:style style:name="T4" style:family="text">
      <style:text-properties fo:color="#d7ba7d"/>
    </style:style>
    <style:style style:name="T5" style:family="text">
      <style:text-properties fo:color="#ce9178"/>
    </style:style>
    <style:style style:name="T6" style:family="text">
      <style:text-properties fo:color="#b5cea8"/>
    </style:style>
    <style:style style:name="T7" style:family="text">
      <style:text-properties fo:color="#6a99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@import</text:span> <text:span text:style-name="T2">url</text:span>(<text:span text:style-name="T3">https://fonts.googleapis.com/css?family=Roboto:300</text:span>);</text:p>
      <text:p text:style-name="P2"/>
      <text:p text:style-name="P1"><text:span text:style-name="T4">.body</text:span>{</text:p>
      <text:p text:style-name="P1"><text:span text:style-name="T3">background-image</text:span>: <text:span text:style-name="T2">url</text:span>(<text:span text:style-name="T5">'https://ordinaryfaith.net/wp-content/uploads/2016/03/Gray-plain-website-background.jpg'</text:span>);</text:p>
      <text:p text:style-name="P1"><text:span text:style-name="T3">background-repeat</text:span>: <text:span text:style-name="T5">no-repeat</text:span>;</text:p>
      <text:p text:style-name="P1"><text:span text:style-name="T3">background-size</text:span>: <text:span text:style-name="T5">cover</text:span>;</text:p>
      <text:p text:style-name="P1">}</text:p>
      <text:p text:style-name="P2"/>
      <text:p text:style-name="P1"><text:span text:style-name="T4">.login-page</text:span> {</text:p>
      <text:p text:style-name="P1"><text:span text:style-name="T3">width</text:span>: <text:span text:style-name="T6">360px</text:span>;</text:p>
      <text:p text:style-name="P1"><text:span text:style-name="T3">padding</text:span>: <text:span text:style-name="T6">8%</text:span> <text:span text:style-name="T6">0</text:span> <text:span text:style-name="T6">0</text:span>;</text:p>
      <text:p text:style-name="P1"><text:span text:style-name="T3">margin</text:span>: <text:span text:style-name="T5">auto</text:span>;</text:p>
      <text:p text:style-name="P2"/>
      <text:p text:style-name="P1">}</text:p>
      <text:p text:style-name="P1"><text:span text:style-name="T4">.form</text:span> {</text:p>
      <text:p text:style-name="P1"><text:span text:style-name="T3">position</text:span>: <text:span text:style-name="T5">relative</text:span>;</text:p>
      <text:p text:style-name="P1"><text:span text:style-name="T3">z-index</text:span>: <text:span text:style-name="T6">1</text:span>;</text:p>
      <text:p text:style-name="P1"><text:span text:style-name="T3">background</text:span>: <text:span text:style-name="T5">#48c9b0</text:span>;</text:p>
      <text:p text:style-name="P1"><text:span text:style-name="T3">max-width</text:span>: <text:span text:style-name="T6">360px</text:span>;</text:p>
      <text:p text:style-name="P1"><text:span text:style-name="T3">margin</text:span>: <text:span text:style-name="T6">0</text:span> <text:span text:style-name="T5">auto</text:span> <text:span text:style-name="T6">100px</text:span>;</text:p>
      <text:p text:style-name="P1"><text:span text:style-name="T3">padding</text:span>: <text:span text:style-name="T6">45px</text:span>;</text:p>
      <text:p text:style-name="P1"><text:span text:style-name="T3">text-align</text:span>: <text:span text:style-name="T5">center</text:span>;</text:p>
      <text:p text:style-name="P1"><text:span text:style-name="T3">box-shadow</text:span>: <text:span text:style-name="T6">0</text:span> <text:span text:style-name="T6">0</text:span> <text:span text:style-name="T6">20px</text:span> <text:span text:style-name="T6">0</text:span> <text:span text:style-name="T2">rgba</text:span>(<text:span text:style-name="T6">0</text:span>, <text:span text:style-name="T6">0</text:span>, <text:span text:style-name="T6">0</text:span>, <text:span text:style-name="T6">0.2</text:span>), <text:span text:style-name="T6">0</text:span> <text:span text:style-name="T6">5px</text:span> <text:span text:style-name="T6">5px</text:span> <text:span text:style-name="T6">0</text:span> <text:span text:style-name="T2">rgba</text:span>(<text:span text:style-name="T6">0</text:span>, <text:span text:style-name="T6">0</text:span>, <text:span text:style-name="T6">0</text:span>, <text:span text:style-name="T6">0.24</text:span>);</text:p>
      <text:p text:style-name="P1">}</text:p>
      <text:p text:style-name="P1"><text:span text:style-name="T4">.form</text:span> <text:span text:style-name="T4">input</text:span> {</text:p>
      <text:p text:style-name="P1"><text:span text:style-name="T3">font-family</text:span>: FontAwesome, <text:span text:style-name="T5">"Roboto"</text:span>, <text:span text:style-name="T5">sans-serif</text:span>;</text:p>
      <text:p text:style-name="P1"><text:span text:style-name="T3">outline</text:span>: <text:span text:style-name="T6">0</text:span>;</text:p>
      <text:p text:style-name="P1"><text:span text:style-name="T3">background</text:span>: <text:span text:style-name="T5">#f2f2f2</text:span>;</text:p>
      <text:p text:style-name="P1"><text:span text:style-name="T3">width</text:span>: <text:span text:style-name="T6">100%</text:span>;</text:p>
      <text:p text:style-name="P1"><text:span text:style-name="T3">border</text:span>: <text:span text:style-name="T6">0</text:span>;</text:p>
      <text:p text:style-name="P1"><text:span text:style-name="T3">margin</text:span>: <text:span text:style-name="T6">0</text:span> <text:span text:style-name="T6">0</text:span> <text:span text:style-name="T6">15px</text:span>;</text:p>
      <text:p text:style-name="P1"><text:span text:style-name="T3">padding</text:span>: <text:span text:style-name="T6">15px</text:span>;</text:p>
      <text:p text:style-name="P1"><text:span text:style-name="T3">box-sizing</text:span>: <text:span text:style-name="T5">border-box</text:span>;</text:p>
      <text:p text:style-name="P1"><text:span text:style-name="T3">font-size</text:span>: <text:span text:style-name="T6">14px</text:span>;</text:p>
      <text:p text:style-name="P1"><text:span text:style-name="T3">border-radius</text:span>:<text:span text:style-name="T6">10px</text:span>;</text:p>
      <text:p text:style-name="P1">}</text:p>
      <text:p text:style-name="P1"><text:span text:style-name="T4">.form</text:span> <text:span text:style-name="T4">button</text:span> {</text:p>
      <text:p text:style-name="P1"><text:span text:style-name="T3">font-family</text:span>: <text:span text:style-name="T5">"Titillium Web"</text:span>, <text:span text:style-name="T5">sans-serif</text:span>;</text:p>
      <text:p text:style-name="P1"><text:span text:style-name="T3">font-size</text:span>: <text:span text:style-name="T6">14px</text:span>;</text:p>
      <text:p text:style-name="P1"><text:span text:style-name="T3">font-weight</text:span>: <text:span text:style-name="T5">bold</text:span>;</text:p>
      <text:p text:style-name="P1"><text:span text:style-name="T3">letter-spacing</text:span>: <text:span text:style-name="T6">.1em</text:span>;</text:p>
      <text:p text:style-name="P1"><text:span text:style-name="T3">outline</text:span>: <text:span text:style-name="T6">0</text:span>;</text:p>
      <text:p text:style-name="P1"><text:span text:style-name="T3">background</text:span>: <text:span text:style-name="T5">#17a589</text:span>;</text:p>
      <text:p text:style-name="P1"><text:span text:style-name="T3">width</text:span>: <text:span text:style-name="T6">100%</text:span>;</text:p>
      <text:p text:style-name="P1"><text:span text:style-name="T3">border</text:span>: <text:span text:style-name="T6">0</text:span>;</text:p>
      <text:p text:style-name="P1"><text:span text:style-name="T3">border-radius</text:span>:<text:span text:style-name="T6">30px</text:span>;</text:p>
      <text:p text:style-name="P1"><text:soft-page-break/><text:span text:style-name="T3">margin</text:span>: <text:span text:style-name="T6">0px</text:span> <text:span text:style-name="T6">0px</text:span> <text:span text:style-name="T6">8px</text:span>;</text:p>
      <text:p text:style-name="P1"><text:span text:style-name="T3">padding</text:span>: <text:span text:style-name="T6">15px</text:span>;</text:p>
      <text:p text:style-name="P1"><text:span text:style-name="T3">color</text:span>: <text:span text:style-name="T5">#FFFFFF</text:span>;</text:p>
      <text:p text:style-name="P1"><text:span text:style-name="T3">-webkit-transition</text:span>: <text:span text:style-name="T5">all</text:span> <text:span text:style-name="T6">0.3</text:span> <text:span text:style-name="T5">ease</text:span>;</text:p>
      <text:p text:style-name="P1"><text:span text:style-name="T3">transition</text:span>: <text:span text:style-name="T5">all</text:span> <text:span text:style-name="T6">0.3</text:span> <text:span text:style-name="T5">ease</text:span>;</text:p>
      <text:p text:style-name="P1"><text:span text:style-name="T3">cursor</text:span>: <text:span text:style-name="T5">pointer</text:span>;</text:p>
      <text:p text:style-name="P1"><text:span text:style-name="T3">transition</text:span>: <text:span text:style-name="T5">all</text:span> <text:span text:style-name="T6">0.2s</text:span>;</text:p>
      <text:p text:style-name="P3"/>
      <text:p text:style-name="P1">}</text:p>
      <text:p text:style-name="P1"><text:span text:style-name="T4">.form</text:span> <text:span text:style-name="T4">button:hover</text:span>,<text:span text:style-name="T4">.form</text:span> <text:span text:style-name="T4">button:focus</text:span> {</text:p>
      <text:p text:style-name="P1"><text:span text:style-name="T3">background</text:span>: <text:span text:style-name="T5">#148f77</text:span>;</text:p>
      <text:p text:style-name="P1"><text:span text:style-name="T3">box-shadow</text:span>: <text:span text:style-name="T6">0</text:span> <text:span text:style-name="T6">5px</text:span> <text:span text:style-name="T6">10px</text:span> <text:span text:style-name="T2">rgba</text:span>(<text:span text:style-name="T6">0</text:span>, <text:span text:style-name="T6">0</text:span>, <text:span text:style-name="T6">0</text:span>, <text:span text:style-name="T6">0.2</text:span>);</text:p>
      <text:p text:style-name="P1"><text:span text:style-name="T3">transform</text:span>: <text:span text:style-name="T2">translateY</text:span>(<text:span text:style-name="T6">-4px</text:span>);</text:p>
      <text:p text:style-name="P1">}</text:p>
      <text:p text:style-name="P1"><text:span text:style-name="T4">.form</text:span> <text:span text:style-name="T4">button:active</text:span> {</text:p>
      <text:p text:style-name="P1"><text:span text:style-name="T3">transform</text:span>: <text:span text:style-name="T2">translateY</text:span>(<text:span text:style-name="T6">2px</text:span>);</text:p>
      <text:p text:style-name="P1"><text:span text:style-name="T3">box-shadow</text:span>: <text:span text:style-name="T6">0</text:span> <text:span text:style-name="T6">2.5px</text:span> <text:span text:style-name="T6">5px</text:span> <text:span text:style-name="T2">rgba</text:span>(<text:span text:style-name="T6">0</text:span>, <text:span text:style-name="T6">0</text:span>, <text:span text:style-name="T6">0</text:span>, <text:span text:style-name="T6">0.2</text:span>);</text:p>
      <text:p text:style-name="P1">}</text:p>
      <text:p text:style-name="P2"/>
      <text:p text:style-name="P1"><text:span text:style-name="T4">.form</text:span> <text:span text:style-name="T4">.message</text:span> {</text:p>
      <text:p text:style-name="P1"><text:span text:style-name="T3">margin</text:span>: <text:span text:style-name="T6">6px</text:span> <text:span text:style-name="T6">6px</text:span>;</text:p>
      <text:p text:style-name="P1"><text:span text:style-name="T3">color</text:span>: <text:span text:style-name="T5">#808080</text:span>;</text:p>
      <text:p text:style-name="P1"><text:span text:style-name="T3">font-size</text:span>: <text:span text:style-name="T6">11px</text:span>;</text:p>
      <text:p text:style-name="P1"><text:span text:style-name="T3">text-align</text:span>: <text:span text:style-name="T5">center</text:span>;</text:p>
      <text:p text:style-name="P1"><text:span text:style-name="T3">font-weight</text:span>: <text:span text:style-name="T5">bold</text:span>;</text:p>
      <text:p text:style-name="P1"><text:span text:style-name="T3">font-style</text:span>: <text:span text:style-name="T5">normal</text:span>;</text:p>
      <text:p text:style-name="P2"/>
      <text:p text:style-name="P2"/>
      <text:p text:style-name="P1">}</text:p>
      <text:p text:style-name="P1"><text:span text:style-name="T4">.form</text:span> <text:span text:style-name="T4">.message</text:span> <text:span text:style-name="T4">a</text:span> {</text:p>
      <text:p text:style-name="P1"><text:span text:style-name="T3">color</text:span>: <text:span text:style-name="T5">#FFFFFF</text:span>;</text:p>
      <text:p text:style-name="P1"><text:span text:style-name="T3">text-decoration</text:span>: <text:span text:style-name="T5">none</text:span>;</text:p>
      <text:p text:style-name="P1"><text:span text:style-name="T3">font-size</text:span>: <text:span text:style-name="T6">13px</text:span>;</text:p>
      <text:p text:style-name="P1">}</text:p>
      <text:p text:style-name="P1"><text:span text:style-name="T4">.form</text:span> <text:span text:style-name="T4">.register-form</text:span> {</text:p>
      <text:p text:style-name="P1"><text:span text:style-name="T3">display</text:span>: <text:span text:style-name="T5">none</text:span>;</text:p>
      <text:p text:style-name="P1">}</text:p>
      <text:p text:style-name="P1"><text:span text:style-name="T4">.container</text:span> {</text:p>
      <text:p text:style-name="P1"><text:span text:style-name="T3">position</text:span>: <text:span text:style-name="T5">relative</text:span>;</text:p>
      <text:p text:style-name="P1"><text:span text:style-name="T3">z-index</text:span>: <text:span text:style-name="T6">1</text:span>;</text:p>
      <text:p text:style-name="P1"><text:span text:style-name="T3">max-width</text:span>: <text:span text:style-name="T6">300px</text:span>;</text:p>
      <text:p text:style-name="P1"><text:span text:style-name="T3">margin</text:span>: <text:span text:style-name="T6">0</text:span> <text:span text:style-name="T5">auto</text:span>;</text:p>
      <text:p text:style-name="P1">}</text:p>
      <text:p text:style-name="P1"><text:span text:style-name="T4">.container:before</text:span>, <text:span text:style-name="T4">.container:after</text:span> {</text:p>
      <text:p text:style-name="P1"><text:span text:style-name="T3">content</text:span>: <text:span text:style-name="T5">""</text:span>;</text:p>
      <text:p text:style-name="P1"><text:span text:style-name="T3">display</text:span>: <text:span text:style-name="T5">block</text:span>;</text:p>
      <text:p text:style-name="P1"><text:soft-page-break/><text:span text:style-name="T3">clear</text:span>: <text:span text:style-name="T5">both</text:span>;</text:p>
      <text:p text:style-name="P1">}</text:p>
      <text:p text:style-name="P1"><text:span text:style-name="T4">.container</text:span> <text:span text:style-name="T4">.info</text:span> {</text:p>
      <text:p text:style-name="P1"><text:span text:style-name="T3">margin</text:span>: <text:span text:style-name="T6">50px</text:span> <text:span text:style-name="T5">auto</text:span>;</text:p>
      <text:p text:style-name="P1"><text:span text:style-name="T3">text-align</text:span>: <text:span text:style-name="T5">center</text:span>;</text:p>
      <text:p text:style-name="P1">}</text:p>
      <text:p text:style-name="P1"><text:span text:style-name="T4">.container</text:span> <text:span text:style-name="T4">.info</text:span> <text:span text:style-name="T4">h1</text:span> {</text:p>
      <text:p text:style-name="P1"><text:span text:style-name="T3">margin</text:span>: <text:span text:style-name="T6">0</text:span> <text:span text:style-name="T6">0</text:span> <text:span text:style-name="T6">15px</text:span>;</text:p>
      <text:p text:style-name="P1"><text:span text:style-name="T3">padding</text:span>: <text:span text:style-name="T6">0</text:span>;</text:p>
      <text:p text:style-name="P1"><text:span text:style-name="T3">font-size</text:span>: <text:span text:style-name="T6">36px</text:span>;</text:p>
      <text:p text:style-name="P1"><text:span text:style-name="T3">font-weight</text:span>: <text:span text:style-name="T6">300</text:span>;</text:p>
      <text:p text:style-name="P1"><text:span text:style-name="T3">color</text:span>: <text:span text:style-name="T5">#1a1a1a</text:span>;</text:p>
      <text:p text:style-name="P1">}</text:p>
      <text:p text:style-name="P1"><text:span text:style-name="T4">.container</text:span> <text:span text:style-name="T4">.info</text:span> <text:span text:style-name="T4">span</text:span> {</text:p>
      <text:p text:style-name="P1"><text:span text:style-name="T3">color</text:span>: <text:span text:style-name="T5">#2a8b8fb6</text:span>;</text:p>
      <text:p text:style-name="P1"><text:span text:style-name="T3">font-size</text:span>: <text:span text:style-name="T6">12px</text:span>;</text:p>
      <text:p text:style-name="P1">}</text:p>
      <text:p text:style-name="P1"><text:span text:style-name="T4">.container</text:span> <text:span text:style-name="T4">.info</text:span> <text:span text:style-name="T4">span</text:span> <text:span text:style-name="T4">a</text:span> {</text:p>
      <text:p text:style-name="P1"><text:span text:style-name="T3">color</text:span>: <text:span text:style-name="T5">#000000</text:span>;</text:p>
      <text:p text:style-name="P1"><text:span text:style-name="T3">text-decoration</text:span>: <text:span text:style-name="T5">none</text:span>;</text:p>
      <text:p text:style-name="P1">}</text:p>
      <text:p text:style-name="P1"><text:span text:style-name="T4">.container</text:span> <text:span text:style-name="T4">.info</text:span> <text:span text:style-name="T4">span</text:span> <text:span text:style-name="T4">.fa</text:span> {</text:p>
      <text:p text:style-name="P1"><text:span text:style-name="T3">color</text:span>: <text:span text:style-name="T5">#EF3B3A</text:span>;</text:p>
      <text:p text:style-name="P1">}</text:p>
      <text:p text:style-name="P1"><text:span text:style-name="T4">body</text:span> {</text:p>
      <text:p text:style-name="P1"><text:span text:style-name="T3">background</text:span>: <text:span text:style-name="T5">#76b852</text:span>; <text:span text:style-name="T7">/* fallback for old browsers */</text:span></text:p>
      <text:p text:style-name="P1"><text:span text:style-name="T3">background</text:span>: <text:span text:style-name="T2">-webkit-linear-gradient</text:span>(<text:span text:style-name="T5">right</text:span>, <text:span text:style-name="T5">#76b852</text:span>, <text:span text:style-name="T5">#8DC26F</text:span>);</text:p>
      <text:p text:style-name="P1"><text:span text:style-name="T3">background</text:span>: <text:span text:style-name="T2">-moz-linear-gradient</text:span>(<text:span text:style-name="T5">right</text:span>, <text:span text:style-name="T5">#76b852</text:span>, <text:span text:style-name="T5">#8DC26F</text:span>);</text:p>
      <text:p text:style-name="P1"><text:span text:style-name="T3">background</text:span>: <text:span text:style-name="T2">-o-linear-gradient</text:span>(<text:span text:style-name="T5">right</text:span>, <text:span text:style-name="T5">#76b852</text:span>, <text:span text:style-name="T5">#8DC26F</text:span>);</text:p>
      <text:p text:style-name="P1"><text:span text:style-name="T3">background</text:span>: <text:span text:style-name="T2">linear-gradient</text:span>(to <text:span text:style-name="T5">left</text:span>, <text:span text:style-name="T5">#76b852</text:span>, <text:span text:style-name="T5">#8DC26F</text:span>);</text:p>
      <text:p text:style-name="P1"><text:span text:style-name="T3">font-family</text:span>: <text:span text:style-name="T5">"Roboto"</text:span>, <text:span text:style-name="T5">sans-serif</text:span>;</text:p>
      <text:p text:style-name="P1"><text:span text:style-name="T3">-webkit-font-smoothing</text:span>: <text:span text:style-name="T5">antialiased</text:span>;</text:p>
      <text:p text:style-name="P1"><text:span text:style-name="T3">-moz-osx-font-smoothing</text:span>: <text:span text:style-name="T5">grayscale</text:span>; </text:p>
      <text:p text:style-name="P1">}</text:p>
      <text:p text:style-name="P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08:44:36.291860722</meta:creation-date>
    <dc:date>2022-02-03T08:44:57.147402457</dc:date>
    <meta:editing-duration>PT21S</meta:editing-duration>
    <meta:editing-cycles>1</meta:editing-cycles>
    <meta:document-statistic meta:table-count="0" meta:image-count="0" meta:object-count="0" meta:page-count="3" meta:paragraph-count="119" meta:word-count="303" meta:character-count="2340" meta:non-whitespace-character-count="2155"/>
    <meta:generator>LibreOffice/6.4.7.2$Linux_X86_64 LibreOffice_project/40$Build-2</meta:generator>
  </office:meta>
</office:document-meta>
</file>